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6964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Text_20_body">
      <style:paragraph-properties>
        <style:tab-stops>
          <style:tab-stop style:position="3in" style:type="center"/>
          <style:tab-stop style:position="6.4992in" style:type="right"/>
        </style:tab-stops>
      </style:paragraph-properties>
      <style:text-properties officeooo:paragraph-rsid="0016964b"/>
    </style:style>
    <style:style style:name="P7" style:family="paragraph" style:parent-style-name="Text_20_body">
      <style:paragraph-properties fo:margin-top="0in" fo:margin-bottom="0in" style:contextual-spacing="false"/>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Footnote">
      <style:text-properties officeooo:rsid="00267014" officeooo:paragraph-rsid="00267014"/>
    </style:style>
    <style:style style:name="P10" style:family="paragraph" style:parent-style-name="Standard">
      <style:text-properties officeooo:rsid="000fd386" officeooo:paragraph-rsid="001c5634"/>
    </style:style>
    <style:style style:name="P11" style:family="paragraph" style:parent-style-name="Standard">
      <style:text-properties officeooo:rsid="0015a8a1" officeooo:paragraph-rsid="001debbd"/>
    </style:style>
    <style:style style:name="P12" style:family="paragraph" style:parent-style-name="Standard">
      <style:text-properties officeooo:rsid="0011b8a6" officeooo:paragraph-rsid="001debbd"/>
    </style:style>
    <style:style style:name="P13" style:family="paragraph" style:parent-style-name="Standard">
      <style:text-properties officeooo:rsid="001443ec" officeooo:paragraph-rsid="001debbd"/>
    </style:style>
    <style:style style:name="P14" style:family="paragraph" style:parent-style-name="Text_20_body">
      <style:paragraph-properties fo:margin-top="0in" fo:margin-bottom="0in" style:contextual-spacing="false"/>
      <style:text-properties officeooo:rsid="0020d7fd" officeooo:paragraph-rsid="0020d7fd"/>
    </style:style>
    <style:style style:name="P15" style:family="paragraph" style:parent-style-name="Standard">
      <style:paragraph-properties fo:margin-top="0in" fo:margin-bottom="0in" style:contextual-spacing="false"/>
      <style:text-properties officeooo:rsid="0020d7fd" officeooo:paragraph-rsid="0030fc98"/>
    </style:style>
    <style:style style:name="P16" style:family="paragraph" style:parent-style-name="Text_20_body">
      <style:text-properties officeooo:rsid="0029b3aa" officeooo:paragraph-rsid="0029b3aa"/>
    </style:style>
    <style:style style:name="P17" style:family="paragraph" style:parent-style-name="Standard">
      <style:text-properties style:use-window-font-color="true" loext:opacity="0%" style:font-name="Times New Roman" fo:font-size="12pt" fo:language="en" fo:country="US" fo:font-style="normal" officeooo:rsid="0015a8a1" officeooo:paragraph-rsid="001debbd" style:font-name-asian="Times New Roman" style:font-size-asian="12pt" style:font-style-asian="normal" style:font-name-complex="Times New Roman" style:font-size-complex="12pt" style:language-complex="ar" style:country-complex="SA" style:font-style-complex="normal"/>
    </style:style>
    <style:style style:name="P18" style:family="paragraph" style:parent-style-name="Standard">
      <style:text-properties style:use-window-font-color="true" loext:opacity="0%" style:font-name="Times New Roman" fo:font-size="12pt" fo:language="en" fo:country="US" officeooo:rsid="0032c553" officeooo:paragraph-rsid="0032c553" style:font-name-asian="Times New Roman" style:font-size-asian="12pt" style:font-name-complex="Times New Roman" style:font-size-complex="12pt" style:language-complex="ar" style:country-complex="SA"/>
    </style:style>
    <style:style style:name="P19" style:family="paragraph" style:parent-style-name="Text_20_body">
      <style:text-properties style:use-window-font-color="true" loext:opacity="0%" style:font-name="TimesNewRomanPSMT" fo:font-size="12pt" fo:language="en" fo:country="US" officeooo:rsid="002817df" officeooo:paragraph-rsid="003650d0" style:font-name-asian="Times New Roman" style:font-size-asian="18pt" style:font-name-complex="Times New Roman" style:font-size-complex="12pt" style:language-complex="ar" style:country-complex="SA" style:font-weight-complex="bold"/>
    </style:style>
    <style:style style:name="P20" style:family="paragraph" style:parent-style-name="Standard">
      <style:text-properties officeooo:rsid="002ecd92" officeooo:paragraph-rsid="002ecd92"/>
    </style:style>
    <style:style style:name="P21" style:family="paragraph" style:parent-style-name="Standard">
      <style:text-properties officeooo:paragraph-rsid="0030fc98"/>
    </style:style>
    <style:style style:name="P22" style:family="paragraph" style:parent-style-name="Standard">
      <style:text-properties officeooo:paragraph-rsid="0032926e"/>
    </style:style>
    <style:style style:name="P23" style:family="paragraph" style:parent-style-name="Text_20_body">
      <style:paragraph-properties fo:margin-top="0in" fo:margin-bottom="0in" style:contextual-spacing="false"/>
      <style:text-properties officeooo:rsid="0032926e" officeooo:paragraph-rsid="0032926e"/>
    </style:style>
    <style:style style:name="P24" style:family="paragraph" style:parent-style-name="Standard">
      <style:text-properties officeooo:rsid="0032926e" officeooo:paragraph-rsid="0033be88"/>
    </style:style>
    <style:style style:name="P25" style:family="paragraph" style:parent-style-name="Standard">
      <style:text-properties officeooo:paragraph-rsid="0032c553"/>
    </style:style>
    <style:style style:name="P26" style:family="paragraph" style:parent-style-name="Text_20_body">
      <style:text-properties style:font-name="TimesNewRomanPSMT" fo:font-size="12pt" officeooo:rsid="00267014" officeooo:paragraph-rsid="00267014"/>
    </style:style>
    <style:style style:name="P27" style:family="paragraph" style:parent-style-name="Text_20_body">
      <style:paragraph-properties fo:margin-top="0in" fo:margin-bottom="0in" style:contextual-spacing="false"/>
      <style:text-properties officeooo:paragraph-rsid="002a9cd6"/>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Contents_20_4">
      <style:paragraph-properties>
        <style:tab-stops>
          <style:tab-stop style:position="6.9252in" style:type="right" style:leader-style="dotted" style:leader-text="."/>
        </style:tab-stops>
      </style:paragraph-properties>
    </style:style>
    <style:style style:name="P32" style:family="paragraph" style:parent-style-name="Text_20_body">
      <style:text-properties officeooo:paragraph-rsid="003650d0"/>
    </style:style>
    <style:style style:name="P33" style:family="paragraph" style:parent-style-name="Text_20_body">
      <style:paragraph-properties fo:margin-top="0in" fo:margin-bottom="0in" style:contextual-spacing="false"/>
      <style:text-properties officeooo:paragraph-rsid="003c2d59"/>
    </style:style>
    <style:style style:name="P34" style:family="paragraph" style:parent-style-name="Standard">
      <style:paragraph-properties fo:margin-left="0in" fo:margin-right="0in" fo:margin-top="0in" fo:margin-bottom="0in" style:contextual-spacing="false" fo:orphans="2" fo:widows="2" fo:text-indent="0in" style:auto-text-indent="false" style:writing-mode="lr-tb"/>
    </style:style>
    <style:style style:name="P35" style:family="paragraph" style:parent-style-name="Standard">
      <style:text-properties officeooo:paragraph-rsid="0023c33e"/>
    </style:style>
    <style:style style:name="P36" style:family="paragraph" style:parent-style-name="Standard">
      <style:paragraph-properties fo:margin-top="0in" fo:margin-bottom="0in" style:contextual-spacing="false"/>
      <style:text-properties officeooo:paragraph-rsid="0033be88"/>
    </style:style>
    <style:style style:name="P37" style:family="paragraph" style:parent-style-name="Heading_20_1" style:master-page-name="First_20_Page">
      <style:paragraph-properties style:page-number="auto"/>
    </style:style>
    <style:style style:name="P38" style:family="paragraph" style:parent-style-name="Heading_20_1">
      <style:text-properties officeooo:rsid="00267014"/>
    </style:style>
    <style:style style:name="P39" style:family="paragraph" style:parent-style-name="Heading_20_2">
      <style:paragraph-properties fo:margin-left="0in" fo:margin-right="0in" fo:margin-top="0in" fo:margin-bottom="0.1181in" style:contextual-spacing="false" fo:orphans="2" fo:widows="2" fo:text-indent="0in" style:auto-text-indent="false" fo:keep-with-next="always" style:writing-mode="lr-tb"/>
    </style:style>
    <style:style style:name="P40" style:family="paragraph" style:parent-style-name="Heading_20_2" style:list-style-name="">
      <style:paragraph-properties fo:orphans="2" fo:widows="2"/>
    </style:style>
    <style:style style:name="P41" style:family="paragraph" style:parent-style-name="Heading_20_2">
      <style:paragraph-properties fo:break-before="page"/>
    </style:style>
    <style:style style:name="P42" style:family="paragraph" style:parent-style-name="Text_20_body" style:list-style-name="L1">
      <style:text-properties officeooo:paragraph-rsid="002261f0"/>
    </style:style>
    <style:style style:name="P43" style:family="paragraph" style:parent-style-name="Text_20_body" style:list-style-name="L2">
      <style:text-properties officeooo:paragraph-rsid="002261f0"/>
    </style:style>
    <style:style style:name="P44" style:family="paragraph" style:parent-style-name="Text_20_body">
      <style:text-properties officeooo:paragraph-rsid="003650d0"/>
    </style:style>
    <style:style style:name="P45" style:family="paragraph" style:parent-style-name="Text_20_body" style:list-style-name="L3">
      <style:text-properties style:use-window-font-color="true" loext:opacity="0%" style:font-name="TimesNewRomanPSMT" fo:font-size="12pt" fo:language="en" fo:country="US" officeooo:rsid="002817df" officeooo:paragraph-rsid="003650d0" style:font-name-asian="Times New Roman" style:font-size-asian="18pt" style:font-name-complex="Times New Roman" style:font-size-complex="12pt" style:language-complex="ar" style:country-complex="SA" style:font-weight-complex="bold"/>
    </style:style>
    <style:style style:name="P46" style:family="paragraph" style:parent-style-name="Text_20_body" style:list-style-name="L4">
      <style:text-properties style:use-window-font-color="true" loext:opacity="0%" style:font-name="TimesNewRomanPSMT" fo:font-size="12pt" fo:language="en" fo:country="US" officeooo:rsid="002817df" officeooo:paragraph-rsid="003650d0" style:font-name-asian="Times New Roman" style:font-size-asian="18pt" style:font-name-complex="Times New Roman" style:font-size-complex="12pt" style:language-complex="ar" style:country-complex="SA" style:font-weight-complex="bold"/>
    </style:style>
    <style:style style:name="P47" style:family="paragraph">
      <loext:graphic-properties draw:fill="solid" draw:fill-color="#c0c0c0" draw:opacity="50%"/>
      <style:text-properties style:font-name="Times New Roman" fo:font-size="1pt"/>
    </style:style>
    <style:style style:name="T1" style:family="text">
      <style:text-properties officeooo:rsid="0042d8e3"/>
    </style:style>
    <style:style style:name="T2" style:family="text">
      <style:text-properties style:font-name="Times New Roman"/>
    </style:style>
    <style:style style:name="T3" style:family="text">
      <style:text-properties style:font-name="Times New Roman" officeooo:rsid="0032c553"/>
    </style:style>
    <style:style style:name="T4" style:family="text">
      <style:text-properties fo:font-size="8pt" style:font-size-asian="8pt" style:font-size-complex="8pt"/>
    </style:style>
    <style:style style:name="T5" style:family="text">
      <style:text-properties fo:font-size="8pt" officeooo:rsid="0016888d" style:font-size-asian="8pt" style:font-size-complex="8pt"/>
    </style:style>
    <style:style style:name="T6" style:family="text">
      <style:text-properties fo:font-style="italic" style:text-underline-style="none" style:font-style-asian="italic" style:font-style-complex="italic"/>
    </style:style>
    <style:style style:name="T7" style:family="text">
      <style:text-properties fo:font-style="italic" style:font-style-asian="italic" style:font-style-complex="italic"/>
    </style:style>
    <style:style style:name="T8"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officeooo:rsid="0023c33e"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style:font-name="Times New Roman" fo:font-size="12pt" fo:language="en" fo:country="US" officeooo:rsid="0029b3aa"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style:font-name="Times New Roman" fo:font-size="12pt" fo:language="en" fo:country="US" officeooo:rsid="002b61a1"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loext:opacity="0%" style:font-name="Times New Roman" fo:font-size="12pt" fo:language="en" fo:country="US" officeooo:rsid="002ecd92"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loext:opacity="0%" style:font-name="Times New Roman" fo:font-size="12pt" fo:language="en" fo:country="US" officeooo:rsid="003915aa" style:font-name-asian="Times New Roman" style:font-size-asian="18pt" style:font-name-complex="Times New Roman" style:font-size-complex="12pt" style:language-complex="ar" style:country-complex="SA" style:font-weight-complex="bold"/>
    </style:style>
    <style:style style:name="T1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3c33e"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32c553"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loext:opacity="0%" style:font-name="Times New Roman" fo:font-size="12pt" fo:language="en" fo:country="US" fo:font-style="normal" officeooo:rsid="0016937a"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loext:opacity="0%" style:font-name="Times New Roman" fo:font-size="12pt" fo:language="en" fo:country="US" fo:font-style="normal" officeooo:rsid="002b61a1"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style:use-window-font-color="true" loext:opacity="0%" style:font-name="Times New Roman" fo:font-size="12pt" fo:language="en" fo:country="US" fo:font-style="normal" officeooo:rsid="0033be88" style:font-name-asian="Times New Roman" style:font-size-asian="12pt" style:font-style-asian="normal" style:font-name-complex="Times New Roman" style:font-size-complex="12pt" style:language-complex="ar" style:country-complex="SA" style:font-style-complex="normal"/>
    </style:style>
    <style:style style:name="T21"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22" style:family="text">
      <style:text-properties style:use-window-font-color="true" loext:opacity="0%" style:font-name="Times New Roman" fo:font-size="12pt" fo:language="en" fo:country="US" fo:font-style="italic" officeooo:rsid="0016937a" style:font-name-asian="Times New Roman" style:font-size-asian="12pt" style:font-style-asian="italic" style:font-name-complex="Times New Roman" style:font-size-complex="12pt" style:language-complex="ar" style:country-complex="SA" style:font-style-complex="italic"/>
    </style:style>
    <style:style style:name="T23" style:family="text">
      <style:text-properties style:use-window-font-color="true" loext:opacity="0%" style:font-name="Times New Roman" fo:font-size="12pt" fo:language="en" fo:country="US" fo:font-style="italic" officeooo:rsid="0033be88"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loext:opacity="0%" style:font-name="Times New Roman" fo:font-size="12pt" fo:language="en" fo:country="US" style:font-name-asian="Courier New1" style:font-size-asian="12pt" style:font-name-complex="Courier New1" style:font-size-complex="12pt" style:language-complex="ar" style:country-complex="SA"/>
    </style:style>
    <style:style style:name="T25" style:family="text">
      <style:text-properties style:use-window-font-color="true" loext:opacity="0%" style:font-name="Times New Roman" fo:font-size="12pt" fo:language="en" fo:country="US" officeooo:rsid="0032c553" style:font-name-asian="Courier New1" style:font-size-asian="12pt" style:font-name-complex="Courier New1" style:font-size-complex="12pt" style:language-complex="ar" style:country-complex="SA"/>
    </style:style>
    <style:style style:name="T26" style:family="text">
      <style:text-properties style:use-window-font-color="true" loext:opacity="0%" style:font-name="Arial" fo:font-size="14pt" fo:language="en" fo:country="US" fo:font-style="italic" fo:font-weight="bold" officeooo:rsid="001ae109" style:font-name-asian="Times New Roman" style:font-size-asian="14pt" style:font-weight-asian="bold" style:font-name-complex="Times New Roman" style:font-size-complex="14pt" style:language-complex="ar" style:country-complex="SA" style:font-weight-complex="bold"/>
    </style:style>
    <style:style style:name="T27" style:family="text">
      <style:text-properties style:use-window-font-color="true" loext:opacity="0%" style:font-name="TimesNewRomanPSMT" fo:font-size="12pt" fo:language="en" fo:country="US" officeooo:rsid="002817df" style:font-name-asian="Times New Roman" style:font-size-asian="18pt" style:font-name-complex="Times New Roman" style:font-size-complex="12pt" style:language-complex="ar" style:country-complex="SA" style:font-weight-complex="bold"/>
    </style:style>
    <style:style style:name="T28" style:family="text">
      <style:text-properties style:use-window-font-color="true" loext:opacity="0%" style:font-name="TimesNewRomanPSMT" fo:font-size="12pt" fo:language="en" fo:country="US" officeooo:rsid="00267014" style:font-name-asian="Times New Roman" style:font-size-asian="18pt" style:font-name-complex="Times New Roman" style:font-size-complex="12pt" style:language-complex="ar" style:country-complex="SA" style:font-weight-complex="bold"/>
    </style:style>
    <style:style style:name="T29" style:family="text">
      <style:text-properties officeooo:rsid="001ae109"/>
    </style:style>
    <style:style style:name="T30" style:family="text">
      <style:text-properties officeooo:rsid="001c5634"/>
    </style:style>
    <style:style style:name="T31" style:family="text">
      <style:text-properties officeooo:rsid="001386c1"/>
    </style:style>
    <style:style style:name="T32" style:family="text">
      <style:text-properties officeooo:rsid="001443ec"/>
    </style:style>
    <style:style style:name="T33" style:family="text">
      <style:text-properties officeooo:rsid="0015a8a1"/>
    </style:style>
    <style:style style:name="T34" style:family="text">
      <style:text-properties fo:font-style="normal" style:font-style-asian="normal" style:font-style-complex="normal"/>
    </style:style>
    <style:style style:name="T35" style:family="text">
      <style:text-properties officeooo:rsid="001c25e0"/>
    </style:style>
    <style:style style:name="T36" style:family="text">
      <style:text-properties officeooo:rsid="002261f0"/>
    </style:style>
    <style:style style:name="T37" style:family="text">
      <style:text-properties officeooo:rsid="0023c33e"/>
    </style:style>
    <style:style style:name="T38" style:family="text">
      <style:text-properties officeooo:rsid="0024ac29"/>
    </style:style>
    <style:style style:name="T39" style:family="text">
      <style:text-properties officeooo:rsid="0025b2e0"/>
    </style:style>
    <style:style style:name="T40" style:family="text">
      <style:text-properties style:font-name="TimesNewRomanPSMT" fo:font-size="12pt" officeooo:rsid="00267014"/>
    </style:style>
    <style:style style:name="T41" style:family="text">
      <style:text-properties officeooo:rsid="0029b3aa"/>
    </style:style>
    <style:style style:name="T42" style:family="text">
      <style:text-properties officeooo:rsid="002a9cd6"/>
    </style:style>
    <style:style style:name="T43" style:family="text">
      <style:text-properties officeooo:rsid="002b61a1"/>
    </style:style>
    <style:style style:name="T44" style:family="text">
      <style:text-properties officeooo:rsid="002c74d8"/>
    </style:style>
    <style:style style:name="T45" style:family="text">
      <style:text-properties officeooo:rsid="002ecd92"/>
    </style:style>
    <style:style style:name="T46" style:family="text">
      <style:text-properties officeooo:rsid="00305d8d"/>
    </style:style>
    <style:style style:name="T47" style:family="text">
      <style:text-properties officeooo:rsid="0032926e"/>
    </style:style>
    <style:style style:name="T48" style:family="text">
      <style:text-properties officeooo:rsid="0032c553"/>
    </style:style>
    <style:style style:name="T49" style:family="text">
      <style:text-properties officeooo:rsid="0033be88"/>
    </style:style>
    <style:style style:name="T50" style:family="text">
      <style:text-properties officeooo:rsid="00355ca2"/>
    </style:style>
    <style:style style:name="T51" style:family="text">
      <style:text-properties officeooo:rsid="00376329"/>
    </style:style>
    <style:style style:name="T52" style:family="text">
      <style:text-properties officeooo:rsid="003915aa"/>
    </style:style>
    <style:style style:name="T53" style:family="text">
      <style:text-properties officeooo:rsid="0039dc6e"/>
    </style:style>
    <style:style style:name="T54" style:family="text">
      <style:text-properties officeooo:rsid="003c2d5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204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330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4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0693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text:bookmark-start text:name="__RefHeading___Toc1401_2185858370"/>Introduction<text:bookmark-end text:name="__RefHeading___Toc1401_2185858370"/></text:h>
      <text:p text:style-name="P7">"Function <text:span text:style-name="T41">D</text:span>escription <text:span text:style-name="T41">I</text:span>nformation" <text:span text:style-name="T29">(FDI) </text:span>in this context refers to <text:span text:style-name="T6">fixed</text:span> information available from an OpenLCB Train <text:span text:style-name="T50">N</text:span><text:span text:style-name="T42">ode</text:span>, via OpenLCB, so that other devices can properly and correctly <text:span text:style-name="T41">operate</text:span> it. </text:p>
      <text:p text:style-name="P7"/>
      <text:p text:style-name="P7">Other information may be available via e.g. manuals or the Internet, but the format of that information is not under specification here.</text:p>
      <text:p text:style-name="P7"/>
      <text:p text:style-name="P27">A key use for <text:span text:style-name="T8">FDI</text:span> is to enable a<text:span text:style-name="T43">n</text:span> <text:span text:style-name="T43">OpenLCB throttle</text:span> to <text:span text:style-name="T49">determiine</text:span><text:span text:style-name="T43"> the features provided by a </text:span><text:span text:style-name="T50">Tr</text:span><text:span text:style-name="T43">ain </text:span><text:span text:style-name="T50">N</text:span><text:span text:style-name="T43">ode</text:span><text:span text:style-name="T11">’s functions.</text:span> The <text:span text:style-name="T43">throttle</text:span> will use the <text:span text:style-name="T8">FDI</text:span> information to render some form of suitable Graphical User Interface to allow the user to easily and intuitively <text:span text:style-name="T42">operate the functions provided by the Train Node</text:span></text:p>
      <text:p text:style-name="P27"/>
      <text:p text:style-name="P27">An important design choice was to embed the <text:span text:style-name="T8">FDI</text:span> into each node so that the system has all it needs to <text:span text:style-name="T43">operate</text:span> the <text:span text:style-name="T50">Tr</text:span><text:span text:style-name="T43">ain </text:span><text:span text:style-name="T50">N</text:span>ode without having to source the information externally to the OpenLCB network from the manufacturer or some other on-line repository via the Internet or a CD/DVD etc. An OpenLCB throttle is not required to have an Internet connection.</text:p>
      <text:p text:style-name="P7"/>
      <text:h text:style-name="Heading_20_2" text:outline-level="2"><text:bookmark-start text:name="__RefHeading___Toc1415_2185858370 Copy 1"/>Requirements<text:bookmark-end text:name="__RefHeading___Toc1415_2185858370 Copy 1"/></text:h>
      <text:list text:style-name="L1">
        <text:list-item>
          <text:p text:style-name="P42"><text:span text:style-name="T37">Train </text:span><text:span text:style-name="T50">N</text:span>odes must carry enough context that a stand-alone <text:span text:style-name="T36">throttle</text:span> can provide a useful human interface without getting any data from an external source, e.g. needing an Internet download or the user entering or uploading a <text:span text:style-name="T51">database</text:span>.</text:p>
        </text:list-item>
      </text:list>
      <text:h text:style-name="Heading_20_2" text:outline-level="2"><text:bookmark-start text:name="__RefHeading___Toc1417_2185858370 Copy 1"/>Preferences<text:bookmark-end text:name="__RefHeading___Toc1417_2185858370 Copy 1"/></text:h>
      <text:list text:style-name="L2">
        <text:list-item>
          <text:p text:style-name="P43"><text:span text:style-name="T36">Train</text:span> <text:span text:style-name="T50">N</text:span>odes shouldn't need a lot of processing power, e.g. to compress or decompress data in real time. Memory usage should also be limited, but is a second priority.</text:p>
        </text:list-item>
        <text:list-item>
          <text:p text:style-name="P43"><text:span text:style-name="T43">The necessary OpenLCB </text:span>operations should be state-less and idempotent to simplify software at both ends.</text:p>
        </text:list-item>
      </text:list>
      <text:h text:style-name="Heading_20_1" text:outline-level="1"><text:bookmark-start text:name="__RefHeading___Toc1403_2185858370"/>Annotations to the Standard<text:bookmark-end text:name="__RefHeading___Toc1403_2185858370"/></text:h>
      <text:h text:style-name="Heading_20_2" text:outline-level="2"><text:bookmark-start text:name="__RefHeading___Toc1405_2185858370"/>Introduction<text:bookmark-end text:name="__RefHeading___Toc1405_2185858370"/></text:h>
      <text:p text:style-name="Standard">Note that this section of the Standard is informative, not normative.</text:p>
      <text:p text:style-name="P10"><text:soft-page-break/>Th<text:span text:style-name="T30">e</text:span> concept and interaction <text:span text:style-name="T30">are</text:span> using the same pattern and similar format as the Configuration Description Information, purposefully, with the expectation that OpenLCB devices will be able to share the software implementation between these two use-cases.</text:p>
      <text:h text:style-name="Heading_20_2" text:outline-level="2"><text:bookmark-start text:name="__RefHeading___Toc1407_2185858370"/>Intended Use<text:bookmark-end text:name="__RefHeading___Toc1407_2185858370"/></text:h>
      <text:p text:style-name="Standard">Note that this section of the Standard is informative, not normative.</text:p>
      <text:p text:style-name="P12">The most important use-case of operating a model train is controlling speed and functions. The protocol for these are defined in the OpenLCB Train Control protocol Standard. The user typically uses a Throttle for performing these operations, either as a special-purpose hardware device, or as a software function on a generic computing device.</text:p>
      <text:p text:style-name="P12">While the semantic meaning of speed control is very well defined, the meaning of functions is left very vague by the OpenLCB <text:span text:style-name="T43">Train Control </text:span>standard, just like other standards of the industry; a function is some form of remote controlled feature of the train (or locomotive). This vague definition is intentional, as manufacturers have come up with new and innovative ideas on what kind of additional features they want to add to their models, and the typical way to operate these features is using the function abstraction.</text:p>
      <text:p text:style-name="P12">Typical functions are lighting functions (like headlights, tail lights, class marker lights, etc.), motor control functions (momentum, braking, <text:span text:style-name="T31">etc.</text:span>), sound functions (horn, bell, <text:span text:style-name="T31">whistle, </text:span>engine sounds, <text:span text:style-name="T31">compressor, etc.) and a variety of other functions, such as </text:span><text:span text:style-name="T32">a smoke unit, </text:span><text:span text:style-name="T31">raising and lowering a pantograph or operating a locomotive-mounted remote uncoupler.</text:span> <text:span text:style-name="T31">There is no definitive list of all possible functions. </text:span><text:span text:style-name="T43">T</text:span><text:span text:style-name="T32">he TN-218 document by RailCommunity lists over 120 different types.</text:span></text:p>
      <text:p text:style-name="P13"><text:span text:style-name="T33">Not only is</text:span> the list of possibilities is very large, one specific model alone can carry dozens of different <text:s/>functions. Users <text:span text:style-name="T43">of proprietary throttles </text:span>have to activate these typically by their function number, for example using a numeric keypad. This is easy to operate, provided that the user has memorized<text:span text:style-name="T7"> </text:span><text:span text:style-name="T34">which function number does what on that specific locomotive. With dozens </text:span><text:span text:style-name="T17">of functions per locomotive and up to hundreds of locomotives on a big layout, this is no easy task. As such, it is an important use-case for the </text:span><text:span text:style-name="T19">OpenLCB </text:span><text:span text:style-name="T17">Throttle to display a user interface that provides information to the user about what function numbers are available, and which numbers perform what </text:span><text:span text:style-name="T19">operations </text:span><text:span text:style-name="T17">on the train.</text:span></text:p>
      <text:p text:style-name="P17">The Function Description Information (FDI) provides exactly this metadata for the throttle: the list of functions, for each function <text:span text:style-name="T43">the</text:span> number <text:span text:style-name="T43">at which </text:span>it is accessible, and a textual description o<text:span text:style-name="T49">f</text:span> what the given function does.</text:p>
      <text:p text:style-name="P11"><text:span text:style-name="T17">In addition to the description for the user, the throttle user interface needs some additional metadata to determine how the particular function button should behave. There are two common behaviors for on/off functions:</text:span><text:span text:style-name="T21"> </text:span><text:span text:style-name="T22">momentary</text:span><text:span text:style-name="T18"> functions are turned on while the user is holding the button, and turned off upon release.</text:span><text:span text:style-name="T22"> Toggle</text:span><text:span text:style-name="T18"> (or binary) functions are turned on with a press of the button, then they stay on after release, until the user presses the button again. A typical momentary function is horn, a typical toggle function is headlight. This is purely a behavior of the user interface, as the underlying protocol for turning the function on and off is the same for both cases. </text:span><text:span text:style-name="T23">Analog</text:span><text:span text:style-name="T20"> functions, such as a horn volume or pitch, take a numerical value to control their operation.</text:span></text:p>
      <text:h text:style-name="Heading_20_2" text:outline-level="2"><text:bookmark-start text:name="__RefHeading___Toc1409_2185858370"/><text:soft-page-break/>Reference and Context<text:bookmark-end text:name="__RefHeading___Toc1409_2185858370"/></text:h>
      <text:p text:style-name="Standard"><text:span text:style-name="T47">T</text:span><text:span text:style-name="T29">he </text:span>Memory Configuration Protocol <text:span text:style-name="T47">is </text:span>one way to retrieve <text:span text:style-name="T47">the</text:span> <text:span text:style-name="T47">FDI</text:span>, but <text:span text:style-name="T14">FDI</text:span> is independent of that. Download of this data via a direct BLE transfer offering a similar capability would make this specification equally applicable.</text:p>
      <text:p text:style-name="P14"/>
      <text:h text:style-name="Heading_20_2" text:outline-level="2"><text:bookmark-start text:name="__RefHeading___Toc6849_1240330496"/>Content<text:bookmark-end text:name="__RefHeading___Toc6849_1240330496"/></text:h>
      <text:p text:style-name="P35">The <text:span text:style-name="T35">function</text:span> description information <text:span text:style-name="T14">for a</text:span> <text:span text:style-name="T50">T</text:span><text:span text:style-name="T37">rain </text:span><text:span text:style-name="T50">N</text:span>ode is invariant while the node has any OpenLCB connections in the Initialized state. The <text:span text:style-name="T50">T</text:span><text:span text:style-name="T37">rain </text:span><text:span text:style-name="T50">N</text:span><text:span text:style-name="T37">ode</text:span><text:span text:style-name="T15">’s </text:span>transition back to Initialized state <text:span text:style-name="T49">via sending an Initialization Complete global message </text:span>tells other nodes to flush their caches and pick up any changed content.</text:p>
      <text:p text:style-name="P22"><text:span text:style-name="T29">T</text:span>here are no default values that e.g. associate "Bell" with a particular location or function. These are thought to be too brittle, and there are just too many possibilities to be useful.</text:p>
      <text:h text:style-name="Heading_20_2" text:outline-level="2"><text:bookmark-start text:name="__RefHeading___Toc6851_1240330496"/>Format<text:bookmark-end text:name="__RefHeading___Toc6851_1240330496"/></text:h>
      <text:p text:style-name="P21">The structure is <text:span text:style-name="T49">somewhat </text:span>similar to <text:span text:style-name="T48">the Configuration Definition Information structure</text:span>, with named sections th<text:span text:style-name="T47">at organize and describe individual items.</text:span></text:p>
      <text:p text:style-name="P24">The use of XML 1.0 <text:span text:style-name="T48">format </text:span>is intended to make the content as easy as possible to parse.</text:p>
      <text:p text:style-name="P24">The use of XML Schema 1.0 is intended to allow the use of common XML parsers. Note that the schema definition file includes a<text:span text:style-name="T49">n XML</text:span> Schema 1.1 check for extensibility that has been commented out so that the operational schema remains valid Schema 1.0.</text:p>
      <text:h text:style-name="Heading_20_3" text:outline-level="3"><text:bookmark-start text:name="__RefHeading___Toc5656_1881756359"/>XML Elements<text:bookmark-end text:name="__RefHeading___Toc5656_1881756359"/></text:h>
      <text:p text:style-name="P14"/>
      <text:p text:style-name="Standard">Note that nothing in the Standard prevents providing an xml-stylesheet instruction, and it<text:span text:style-name="T8">’s common to provide one of the form:</text:span></text:p>
      <text:p text:style-name="Preformatted_20_Text"><text:tab/>&lt;?xml-stylesheet type='text/xsl' href='xslt/fdi.xsl'?&gt;</text:p>
      <text:h text:style-name="Heading_20_4" text:outline-level="4"><text:bookmark-start text:name="__RefHeading___Toc5658_1881756359"/>&lt;<text:span text:style-name="T44">fdi&gt; Element</text:span><text:bookmark-end text:name="__RefHeading___Toc5658_1881756359"/></text:h>
      <text:p text:style-name="Standard"><text:span text:style-name="Teletype"><text:span text:style-name="T2">The &lt;fdi&gt; element forms the root of the document. <text:s/>It provides the </text:span></text:span><text:span text:style-name="Teletype"><text:span text:style-name="T24">“</text:span></text:span><text:span text:style-name="Teletype"><text:span text:style-name="T2">xmlns:xsi</text:span></text:span><text:span text:style-name="Teletype"><text:span text:style-name="T24">”</text:span></text:span><text:span text:style-name="Teletype"><text:span text:style-name="T2"> and </text:span></text:span><text:span text:style-name="Teletype"><text:span text:style-name="T24">“</text:span></text:span><text:span text:style-name="Teletype"><text:span text:style-name="T3">x</text:span></text:span><text:span text:style-name="Teletype"><text:span text:style-name="T2">si:noNamespaceSchemaLocation</text:span></text:span><text:span text:style-name="Teletype"><text:span text:style-name="T25">”</text:span></text:span><text:span text:style-name="Teletype"><text:span text:style-name="T2"> attributes that define the schema for automated processing.</text:span></text:span></text:p>
      <text:h text:style-name="Heading_20_4" text:outline-level="4"><text:bookmark-start text:name="__RefHeading___Toc5660_1881756359"/>&lt;<text:span text:style-name="T44">segment&gt; Element</text:span><text:bookmark-end text:name="__RefHeading___Toc5660_1881756359"/></text:h>
      <text:p text:style-name="P23">The &lt;segment&gt; element is provided for future extensibility. <text:s/>The "space" and "origin" attributes are carried over from the Configuration Description Information format, but at the present state of the standard, there is no way to express a different memory space than 0xF9. Similarly, th<text:span text:style-name="T52">e</text:span> layout of offsets in the memory space is not defined today. If a future version of this standard provides such capabilities, then the "space" and "origin" attributes may be used in a backwards-compatible way, with 0xF9 and 0 being their respective defaults. <text:span text:style-name="T8">They should be omitted in curren</text:span><text:span text:style-name="T13">t</text:span><text:span text:style-name="T8"> implementations.</text:span></text:p>
      <text:h text:style-name="Heading_20_4" text:outline-level="4"><text:bookmark-start text:name="__RefHeading___Toc5662_1881756359"/><text:soft-page-break/>&lt;<text:span text:style-name="T44">group&gt; Element</text:span><text:bookmark-end text:name="__RefHeading___Toc5662_1881756359"/></text:h>
      <text:p text:style-name="Standard">Groups may contain one or more inner groups, with the same representation. This may continue to any desired level.</text:p>
      <text:p text:style-name="Standard">Note that unlike in the CDI standard, groups can not be specified with a repetition count in the FDI. The reason for this is that individual functions are addressed by the &lt;number&gt; sub-element, and repeating a group is not meaningful, because that sub-element would remain the same.</text:p>
      <text:h text:style-name="Heading_20_4" text:outline-level="4"><text:bookmark-start text:name="__RefHeading___Toc5664_1881756359"/>&lt;<text:span text:style-name="T44">function&gt; Element</text:span><text:bookmark-end text:name="__RefHeading___Toc5664_1881756359"/></text:h>
      <text:p text:style-name="P15"><text:span text:style-name="T48">The </text:span><text:span text:style-name="T16">“</text:span>kind<text:span text:style-name="T14">”</text:span> <text:span text:style-name="T48">attribute </text:span>is an enumerated type of (<text:span text:style-name="T52">currently</text:span>) "binary", <text:span text:style-name="T8">“</text:span><text:span text:style-name="T9">momentary”, </text:span>and "analog". </text:p>
      <text:p text:style-name="P15"/>
      <text:p text:style-name="P25"><text:span text:style-name="T48">The </text:span><text:span text:style-name="T16">“</text:span>number<text:span text:style-name="T14">” </text:span><text:span text:style-name="T16">element indicates which function is being described by this element. This value is to be used in the Train Control Protocol Set Function operation in the "address" field. That field is 24 bits, therefore the maximum value in this element is 16777215.</text:span></text:p>
      <text:p text:style-name="P18">Note that there is no requirement on the ordering of the &lt;function&gt; elements with respect to their &lt;number&gt;. It is not required for functions to be listed in ascending order by number, and it is not required for every function number in a range to be present (i.e., numbers can be skipped). A function number not listed in the FDI is assumed by throttles to be doing nothing (i.e., not presented on a UI having a list of functions).</text:p>
      <text:p text:style-name="P25"><text:span text:style-name="T48">The </text:span><text:span text:style-name="T16">“</text:span>name<text:span text:style-name="T14">” </text:span><text:span text:style-name="T16">element</text:span> <text:span text:style-name="T48">provides information which can be used if the throttle has e.g. a graphical interface to the user.</text:span></text:p>
      <text:p text:style-name="P23">The <text:span text:style-name="T8">“size” attribute is optionally allowed for compatibility with some early, pre-Standard implementations. <text:s/>It should be omitted in current and future implementations.</text:span></text:p>
      <text:h text:style-name="Heading_20_1" text:outline-level="1"><text:bookmark-start text:name="__RefHeading___Toc8343_1107090087"/><text:span text:style-name="T36">Additional Information</text:span><text:bookmark-end text:name="__RefHeading___Toc8343_1107090087"/><text:span text:style-name="T26"/></text:h>
      <text:h text:style-name="Heading_20_2" text:outline-level="2"><text:bookmark-start text:name="__RefHeading___Toc6853_1240330496"/>Design points<text:bookmark-end text:name="__RefHeading___Toc6853_1240330496"/></text:h>
      <text:p text:style-name="Standard">Basic configuration is done with the <text:a xlink:type="simple" xlink:href="../../MemoryConfigurationProtocol.html" text:style-name="Internet_20_link" text:visited-style-name="Visited_20_Internet_20_Link">configuration protocol</text:a> defined elsewhere. </text:p>
      <text:p text:style-name="P36">Function values are stored<text:span text:style-name="T47"> </text:span>in the 0xF9 memory space. <text:span text:style-name="T45">The</text:span><text:span text:style-name="T53">y</text:span><text:span text:style-name="T45"> can be addressed through the Train Control protocol</text:span><text:span text:style-name="T12">’s Set Function and Query Function commands. The Memory Configuration Protocol can also be used to read and write the memory space 0xF9, if that is implemented. This allows reading a large number of functions with a single request. However, while the Train Control Protocol Set Function has 16 bits available to represent a function's value, in the memory space 0xF9 there is only 1 byte per function address; the default value of deprecated attribute 'size' being 1 represents this. There is no resolution for this discrepancy in the current Standard.</text:span></text:p>
      <text:h text:style-name="P39" text:outline-level="2" text:is-list-header="true"/>
      <text:h text:style-name="Heading_20_2" text:outline-level="2"><text:bookmark-start text:name="__RefHeading___Toc5666_1881756359"/>Sample <text:span text:style-name="T45">F</text:span>unction <text:span text:style-name="T45">D</text:span>efinition XML:<text:bookmark-end text:name="__RefHeading___Toc5666_1881756359"/></text:h>
      <text:p text:style-name="P7"><text:s/>&lt;?xml version='1.0' encoding='UTF-8'?&gt;</text:p>
      <text:p text:style-name="P7"><text:s/>&lt;?xml-stylesheet type='text/xsl' href='xslt/fdi.xsl'?&gt;</text:p>
      <text:p text:style-name="P7"><text:s/>&lt;fdi xmlns:xsi='http://www.w3.org/2001/XMLSchema-instance' xsi:noNamespaceSchemaLocation='https://openlcb.org/schema/fdi/1/0/fdi.xsd'&gt;</text:p>
      <text:p text:style-name="P7"><text:soft-page-break/><text:s text:c="3"/></text:p>
      <text:p text:style-name="P7"><text:s/>&lt;segment&gt;</text:p>
      <text:p text:style-name="P7"><text:s text:c="3"/>&lt;group&gt;</text:p>
      <text:p text:style-name="P7"><text:s text:c="5"/>&lt;name&gt;Lighting Functions&lt;/name&gt;</text:p>
      <text:p text:style-name="P7"><text:s text:c="5"/>&lt;description&gt;Headlights and Marker lights and Running lights, oh my.&lt;/description&gt;</text:p>
      <text:p text:style-name="P7"><text:s text:c="5"/>&lt;function kind="binary"&gt;</text:p>
      <text:p text:style-name="P7"><text:s text:c="7"/>&lt;name&gt;Headlights&lt;/name&gt;</text:p>
      <text:p text:style-name="P7"><text:s text:c="7"/>&lt;number&gt;0&lt;/number&gt;</text:p>
      <text:p text:style-name="P7"><text:s text:c="5"/>&lt;/function&gt;</text:p>
      <text:p text:style-name="P7"><text:s text:c="5"/>&lt;function&gt;</text:p>
      <text:p text:style-name="P7"><text:s text:c="7"/>&lt;name&gt;Ditch Lights&lt;/name&gt;</text:p>
      <text:p text:style-name="P7"><text:s text:c="7"/>&lt;number&gt;4&lt;/number&gt;</text:p>
      <text:p text:style-name="P7"><text:s text:c="5"/>&lt;/function&gt;</text:p>
      <text:p text:style-name="P7"><text:s text:c="3"/>&lt;/group&gt;</text:p>
      <text:p text:style-name="P7"><text:s text:c="3"/>&lt;group&gt;</text:p>
      <text:p text:style-name="P7"><text:s text:c="5"/>&lt;name&gt;Sound Functions&lt;/name&gt;</text:p>
      <text:p text:style-name="P7"><text:s text:c="5"/>&lt;description&gt;Toot toot!.&lt;/description&gt;</text:p>
      <text:p text:style-name="P7"><text:s text:c="5"/>&lt;function kind="analog"&gt;</text:p>
      <text:p text:style-name="P7"><text:s text:c="7"/>&lt;name&gt;Horn&lt;/name&gt;</text:p>
      <text:p text:style-name="P7"><text:s text:c="7"/>&lt;number&gt;8&lt;/number&gt;</text:p>
      <text:p text:style-name="P33"><text:s text:c="7"/>&lt;<text:span text:style-name="T54">min</text:span>&gt;<text:span text:style-name="T54">0</text:span>&lt;/<text:span text:style-name="T54">min</text:span>&gt;</text:p>
      <text:p text:style-name="P33"><text:s text:c="7"/>&lt;<text:span text:style-name="T54">max</text:span>&gt;<text:span text:style-name="T54">2</text:span>&lt;/<text:span text:style-name="T54">max</text:span>&gt;</text:p>
      <text:p text:style-name="P33"><text:s text:c="5"/>&lt;/function&gt;</text:p>
      <text:p text:style-name="P7"><text:s text:c="3"/>&lt;/group&gt;</text:p>
      <text:p text:style-name="P7"><text:s/>&lt;/segment&gt;</text:p>
      <text:p text:style-name="P7"><text:s/>&lt;/fdi&gt;</text:p>
      <text:p text:style-name="P34"/>
      <text:h text:style-name="P40" text:outline-level="2"/>
      <text:h text:style-name="P41" text:outline-level="2"><text:bookmark-start text:name="__RefHeading___Toc5668_1881756359"/>Sample <text:span text:style-name="T46">Older </text:span>Implementation<text:bookmark-end text:name="__RefHeading___Toc5668_1881756359"/></text:h>
      <text:p text:style-name="Standard">A sample <text:span text:style-name="T46">older </text:span>implementation of the DCC F0-F28 functions, <text:span text:style-name="T46">with some optional attributes still in place</text:span>:</text:p>
      <text:p text:style-name="P7">&lt;?xml version='1.0' encoding='UTF-8'?&gt;</text:p>
      <text:p text:style-name="P7">&lt;?xml-stylesheet type='text/xsl' href='xslt/fdi.xsl'?&gt;</text:p>
      <text:p text:style-name="P7">&lt;fdi xmlns:xsi='http://www.w3.org/2001/XMLSchema-instance' xsi:noNamespaceSchemaLocation='https://openlcb.org/schema/fdi/1/0/fdi.xsd'&gt;</text:p>
      <text:p text:style-name="P7">&lt;segment origin='0' space='<text:span text:style-name="T38">24</text:span><text:span text:style-name="T39">9</text:span>'&gt;</text:p>
      <text:p text:style-name="P7"><text:s text:c="2"/>&lt;group&gt;</text:p>
      <text:p text:style-name="P7"><text:s text:c="4"/>&lt;name&gt;F0-F28&lt;/name&gt;</text:p>
      <text:p text:style-name="P7"><text:s text:c="4"/>&lt;description&gt;Standard DCC functions&lt;/description&gt;</text:p>
      <text:p text:style-name="P7"><text:s text:c="4"/>&lt;function size="1" kind="binary"&gt;</text:p>
      <text:p text:style-name="P7"><text:s text:c="6"/>&lt;name&gt;Headlight&lt;/name&gt;</text:p>
      <text:p text:style-name="P7"><text:s text:c="6"/>&lt;number&gt;0&lt;/number&gt;</text:p>
      <text:p text:style-name="P7"><text:s text:c="4"/>&lt;/function&gt;</text:p>
      <text:p text:style-name="P7"><text:s text:c="4"/>&lt;function size="1"&gt;</text:p>
      <text:p text:style-name="P7"><text:s text:c="6"/>&lt;number&gt;1&lt;/number&gt;</text:p>
      <text:p text:style-name="P7"><text:s text:c="4"/>&lt;/function&gt;</text:p>
      <text:p text:style-name="P7"><text:s text:c="4"/>...</text:p>
      <text:p text:style-name="P7"><text:s text:c="4"/>&lt;function size="1"&gt;</text:p>
      <text:p text:style-name="P7"><text:s text:c="6"/>&lt;number&gt;28&lt;/number&gt;</text:p>
      <text:p text:style-name="P7"><text:s text:c="4"/>&lt;/function&gt;</text:p>
      <text:p text:style-name="P7"><text:s text:c="2"/>&lt;/group&gt;</text:p>
      <text:p text:style-name="P7">&lt;/segment&gt;</text:p>
      <text:p text:style-name="P7">&lt;/fdi&gt;</text:p>
      <text:p text:style-name="P7"/>
      <text:p text:style-name="P7"/>
      <text:h text:style-name="P38" text:outline-level="1"><text:bookmark-start text:name="__RefHeading___Toc1427_2185858370"/><text:span text:style-name="T45">Possible Future</text:span> Work<text:bookmark-end text:name="__RefHeading___Toc1427_2185858370"/></text:h>
      <text:p text:style-name="P20">This section discusses some areas where future work may be desired. <text:s/>It <text:span text:style-name="T14">is meant as a record of the discussions to date, not as defining any specific solution(s).</text:span></text:p>
      <text:h text:style-name="Heading_20_2" text:outline-level="2"><text:bookmark-start text:name="__RefHeading___Toc6855_1240330496"/>Data Compression<text:bookmark-end text:name="__RefHeading___Toc6855_1240330496"/></text:h>
      <text:p text:style-name="P16">Some work has gone into XML content compression for the Configuration Description Information (CDI) data. <text:s/>See the CDI Technical Note for various considerations that have been discussed. <text:s/>A solution there, if developed, standardized <text:span text:style-name="T8">and</text:span> deployed, could also be used here.</text:p>
      <text:p text:style-name="Text_20_body"><text:span text:style-name="T41">The function definition information is expected to be significantly smaller than </text:span><text:span text:style-name="T49">a</text:span><text:span text:style-name="T41"> </text:span><text:span text:style-name="T50">T</text:span><text:span text:style-name="T49">rain </text:span><text:span text:style-name="T50">N</text:span><text:span text:style-name="T41">ode</text:span><text:span text:style-name="T10">’s CDI, so there may be less need to compress the FDI. On the other hand, CDI gets retrieved relatively rarely (only when a user intends to modify configuration), whereas FDI gets retrieved regularly as part of normal operations of a model railroad.</text:span></text:p>
      <text:h text:style-name="Heading_20_2" text:outline-level="2"><text:bookmark-start text:name="__RefHeading___Toc6857_1240330496"/>Internationalization of the Content<text:bookmark-end text:name="__RefHeading___Toc6857_1240330496"/></text:h>
      <text:p text:style-name="P26">Not everybody runs their trains in English.</text:p>
      <text:p text:style-name="P32"><text:soft-page-break/><text:span text:style-name="T40">The xml:lang attribute could be used to define versions of the &lt;name&gt; and &lt;description&gt; elements that use an alternate language.</text:span><text:span text:style-name="T40"><text:note text:id="ftn1" text:note-class="footnote"><text:note-citation>1</text:note-citation><text:note-body><text:p text:style-name="P9">JMRI DecoderPro does this in its decoder definitions. <text:s/>That experience guides some of the rest of this paragraph.</text:p></text:note-body></text:note></text:span><text:span text:style-name="T40"> This approach can greatly increase the size of the XML content if the internationalization effort is very successful. On the other hand, it</text:span><text:span text:style-name="T28">’s transparent to XML-using nodes that don’t implement internationaliz</text:span><text:span text:style-name="T27">ation.</text:span></text:p>
      <text:h text:style-name="Heading_20_2" text:outline-level="2"><text:bookmark-start text:name="__RefHeading___Toc6595_4002101306"/>Machine-readable function classification<text:bookmark-end text:name="__RefHeading___Toc6595_4002101306"/></text:h>
      <text:p text:style-name="P32"><text:span text:style-name="T27">Currently the function's type is expressed in a free-text form in the &lt;name&gt; element. This has a wide expressibility, but presents challenges for user interface development:</text:span><text:span text:style-name="T27"/></text:p>
      <text:list text:style-name="L3">
        <text:list-item>
          <text:p text:style-name="P45">Text generally needs to be rendered with a font size that is readable for the given user.</text:p>
        </text:list-item>
        <text:list-item>
          <text:p text:style-name="P45">Long text takes a significant amount of screen real-estate.</text:p>
        </text:list-item>
        <text:list-item>
          <text:p text:style-name="P45">Text display assumes the user can read, which excludes children under a certain age.</text:p>
        </text:list-item>
      </text:list>
      <text:p text:style-name="P19">Instead of this, a variety of competing model railroad systems define function types which are then represented by appropriate icons. The icons can be standardized in size, and convey significantly more information on a given real estate than text. This limits the user's choice (there is a fixed number of different icons provided by the implementation usually), but a larger number of functions will fit on the user interface than in a text version.</text:p>
      <text:p text:style-name="P19">In order to add machine-readable function type, we need two things:</text:p>
      <text:list text:style-name="L4">
        <text:list-item>
          <text:p text:style-name="P46">An enumeration that lists possible function types and assigns numbers to them. There is such a list in TN-218 by RailCommunity.</text:p>
        </text:list-item>
        <text:list-item>
          <text:p text:style-name="P46">An attribute or element for transmitting the function enumeration in the FDI.</text:p>
        </text:list-item>
      </text:list>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s/>1 <text:s/>Introduction<text:tab/>1</text:p>
          <text:p text:style-name="P29"><text:s/>1.1 <text:s/>Requirements<text:tab/>1</text:p>
          <text:p text:style-name="P29"><text:s/>1.2 <text:s/>Preferences<text:tab/>1</text:p>
          <text:p text:style-name="P28"><text:s/>2 <text:s/>Annotations to the Standard<text:tab/>1</text:p>
          <text:p text:style-name="P29"><text:s/>2.1 <text:s/>Introduction<text:tab/>1</text:p>
          <text:p text:style-name="P29"><text:s/>2.2 <text:s/>Intended Use<text:tab/>2</text:p>
          <text:p text:style-name="P29"><text:s/>2.3 <text:s/>Reference and Context<text:tab/>3</text:p>
          <text:p text:style-name="P29"><text:s/>2.4 <text:s/>Content<text:tab/>3</text:p>
          <text:p text:style-name="P29"><text:s/>2.5 <text:s/>Format<text:tab/>3</text:p>
          <text:p text:style-name="P30"><text:s/>2.5.1 <text:s/>XML Elements<text:tab/>3</text:p>
          <text:p text:style-name="P31"><text:s/>2.5.1.1 <text:s/>&lt;fdi&gt; Element<text:tab/>3</text:p>
          <text:p text:style-name="P31"><text:s/>2.5.1.2 <text:s/>&lt;segment&gt; Element<text:tab/>3</text:p>
          <text:p text:style-name="P31"><text:s/>2.5.1.3 <text:s/>&lt;group&gt; Element<text:tab/>4</text:p>
          <text:p text:style-name="P31"><text:s/>2.5.1.4 <text:s/>&lt;function&gt; Element<text:tab/>4</text:p>
          <text:p text:style-name="P28"><text:soft-page-break/><text:s/>3 <text:s/>Additional Information<text:tab/>4</text:p>
          <text:p text:style-name="P29"><text:s/>3.1 <text:s/>Design points<text:tab/>4</text:p>
          <text:p text:style-name="P29"><text:s/>3.2 <text:s/>Sample Function Definition XML:<text:tab/>4</text:p>
          <text:p text:style-name="P29"><text:s/>3.3 <text:s/>Sample Older Implementation<text:tab/>6</text:p>
          <text:p text:style-name="P28"><text:s/>4 <text:s/>Possible Future Work<text:tab/>6</text:p>
          <text:p text:style-name="P29"><text:s/>4.1 <text:s/>Data Compression<text:tab/>6</text:p>
          <text:p text:style-name="P29"><text:s/>4.2 <text:s/>Internationalization of the Content<text:tab/>6</text:p>
          <text:p text:style-name="P29"><text:s/>4.3 <text:s/>Machine-readable function classification<text:tab/>7</text:p>
        </text:index-body>
      </text:table-of-content>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RTF_5f_Num_20_2_20_1" style:display-name="RTF_Num 2 1" style:family="text"/>
    <style:style style:name="Footnote_20_anchor" style:display-name="Footnote anchor" style:family="text">
      <style:text-properties style:text-position="super 58%"/>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style:style style:name="OLE"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 fo:font-size="1pt"/>
    </style:style>
    <style:style style:name="MP3"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6964b"/>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Text_20_body">
      <style:paragraph-properties>
        <style:tab-stops>
          <style:tab-stop style:position="3in" style:type="center"/>
          <style:tab-stop style:position="6.4992in" style:type="right"/>
        </style:tab-stops>
      </style:paragraph-properties>
      <style:text-properties officeooo:paragraph-rsid="0016964b"/>
    </style:style>
    <style:style style:name="MT1" style:family="text">
      <style:text-properties officeooo:rsid="0042d8e3"/>
    </style:style>
    <style:style style:name="MT2" style:family="text">
      <style:text-properties fo:font-size="8pt" officeooo:rsid="0016888d"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204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0693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4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330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OpenLCB <text:span text:style-name="MT1">Function</text:span> Desciption Information Technical Note<draw:custom-shape text:anchor-type="char" draw:z-index="6" draw:name="PowerPlusWaterMarkObject3" draw:style-name="Mgr1" draw:text-style-name="MP2" svg:width="6.9248in" svg:height="2.2043in" draw:transform="rotate (0.785398163397448) translate (0.234722222222222in 6.16875in)"><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8</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date style:data-style-name="N40" text:date-value="2024-08-31T11:55:49.618777865">Aug 31, 2024</text:date></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Function Description Information</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6"><text:user-defined style:data-style-name="N0" text:name="OLCBdate">August 31, 2024</text:user-defined></text:p>
            </table:table-cell>
            <table:table-cell table:style-name="Table1.C1" office:value-type="string">
              <text:p text:style-name="MP6"><text:user-defined style:data-style-name="N0" text:name="OLCBstatus">Draft</text:user-defined></text:p>
            </table:table-cell>
          </table:table-row>
        </table:table>
        <text:p text:style-name="Header"><draw:custom-shape text:anchor-type="char" draw:z-index="7" draw:name="PowerPlusWaterMarkObject1" draw:style-name="Mgr2" draw:text-style-name="MP2" svg:width="6.4996in" svg:height="2.0689in" draw:transform="rotate (0.785398163397448) translate (0.220833333333333in 5.29229549431321in)"><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date style:data-style-name="N40" text:date-value="2024-08-31T11:55:49.657342582">Aug 31, 2024</text:date></text:span></text:span></text:p>
      </style:footer>
    </style:master-page>
    <style:master-page style:name="Left_20_Page" style:display-name="Left Page" style:page-layout-name="Mpm3" draw:style-name="Mdp1" style:next-style-name="Right_20_Page">
      <style:header>
        <text:p text:style-name="Header"><draw:custom-shape text:anchor-type="char" draw:z-index="8" draw:name="PowerPlusWaterMarkObject" draw:style-name="Mgr1"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9" draw:name="PowerPlusWaterMarkObject" draw:style-name="Mgr1"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0" draw:name="PowerPlusWaterMarkObject" draw:style-name="Mgr3" draw:text-style-name="MP2" svg:width="4.4878in" svg:height="1.4287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1" draw:name="PowerPlusWaterMarkObject" draw:style-name="Mgr1"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2" draw:name="PowerPlusWaterMarkObject" draw:style-name="Mgr4" draw:text-style-name="MP2" svg:width="7.3185in" svg:height="2.330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3" draw:name="PowerPlusWaterMarkObject" draw:style-name="Mgr1"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4" draw:name="PowerPlusWaterMarkObject" draw:style-name="Mgr1"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5" draw:name="PowerPlusWaterMarkObject" draw:style-name="Mgr1"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21</meta:editing-cycles>
    <meta:editing-duration>PT16H23M13S</meta:editing-duration>
    <meta:generator>LibreOffice/7.4.6.2$MacOSX_X86_64 LibreOffice_project/5b1f5509c2decdade7fda905e3e1429a67acd63d</meta:generator>
    <dc:date>2024-08-31T11:55:49.367761856</dc:date>
    <dc:creator>Bob Jacobsen</dc:creator>
    <meta:document-statistic meta:table-count="1" meta:image-count="1" meta:object-count="0" meta:page-count="8" meta:paragraph-count="152" meta:word-count="2238" meta:character-count="15035" meta:non-whitespace-character-count="12687"/>
    <meta:user-defined meta:name="Info 4"/>
    <meta:user-defined meta:name="OLCBdate">August 31, 2024</meta:user-defined>
    <meta:user-defined meta:name="OLCBstatus">Draft</meta:user-defined>
    <meta:user-defined meta:name="OLCByear">2024</meta:user-defined>
  </office:meta>
</office:document-meta>
</file>